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01ad28b"/>
    </style:style>
    <style:style style:name="P4" style:family="paragraph" style:parent-style-name="Standard">
      <style:paragraph-properties fo:text-align="end" style:justify-single-word="false" style:writing-mode="rl-tb"/>
      <style:text-properties fo:language="en" fo:country="US"/>
    </style:style>
    <style:style style:name="P5" style:family="paragraph" style:parent-style-name="Standard">
      <style:paragraph-properties fo:text-align="end" style:justify-single-word="false" style:writing-mode="rl-tb"/>
      <style:text-properties fo:color="#24292f" style:font-name="Consolas" fo:font-size="9pt" fo:background-color="#ffffff" style:font-size-asian="9pt" style:font-size-complex="9pt"/>
    </style:style>
    <style:style style:name="P6" style:family="paragraph" style:parent-style-name="HTML_20_Preformatted">
      <loext:graphic-properties draw:fill="solid" draw:fill-color="#ffffff"/>
      <style:paragraph-properties fo:margin-left="0.5in" fo:margin-right="0in" fo:text-indent="0in" style:auto-text-indent="false" fo:background-color="#ffffff"/>
      <style:text-properties fo:color="#091e42"/>
    </style:style>
    <style:style style:name="P7" style:family="paragraph" style:parent-style-name="HTML_20_Preformatted">
      <loext:graphic-properties draw:fill="solid" draw:fill-color="#ffffff"/>
      <style:paragraph-properties fo:margin-left="0.5in" fo:margin-right="0in" fo:margin-top="0in" fo:margin-bottom="0.1665in" loext:contextual-spacing="false" fo:text-indent="0in" style:auto-text-indent="false" fo:background-color="#ffffff"/>
      <style:text-properties fo:color="#091e42"/>
    </style:style>
    <style:style style:name="P8" style:family="paragraph" style:parent-style-name="Normal_20__28_Web_29_">
      <loext:graphic-properties draw:fill="solid" draw:fill-color="#ffffff"/>
      <style:paragraph-properties fo:margin-left="0.5in" fo:margin-right="0in" fo:margin-top="0.1252in" fo:margin-bottom="0in" loext:contextual-spacing="false" fo:text-indent="0in" style:auto-text-indent="false" fo:background-color="#ffffff"/>
    </style:style>
    <style:style style:name="P9" style:family="paragraph" style:parent-style-name="Normal_20__28_Web_29_">
      <loext:graphic-properties draw:fill="solid" draw:fill-color="#ffffff"/>
      <style:paragraph-properties fo:margin-left="0.5in" fo:margin-right="0in" fo:margin-top="0in" fo:margin-bottom="0in" loext:contextual-spacing="false" fo:text-indent="0in" style:auto-text-indent="false" fo:background-color="#ffffff"/>
    </style:style>
    <style:style style:name="P10" style:family="paragraph" style:parent-style-name="Heading_20_2">
      <loext:graphic-properties draw:fill="solid" draw:fill-color="#ffffff"/>
      <style:paragraph-properties fo:margin-top="0in" fo:margin-bottom="0in" loext:contextual-spacing="false" fo:background-color="#ffffff"/>
    </style:style>
    <style:style style:name="P11" style:family="paragraph" style:parent-style-name="Normal_20__28_Web_29_">
      <loext:graphic-properties draw:fill="solid" draw:fill-color="#ffffff"/>
      <style:paragraph-properties fo:margin-top="0.1252in" fo:margin-bottom="0in" loext:contextual-spacing="false" fo:background-color="#ffffff"/>
    </style:style>
    <style:style style:name="P12" style:family="paragraph" style:parent-style-name="first">
      <loext:graphic-properties draw:fill="solid" draw:fill-color="#ffffff"/>
      <style:paragraph-properties fo:margin-left="0.3126in" fo:margin-right="0in" fo:margin-top="0.1252in" fo:margin-bottom="0in" loext:contextual-spacing="false" fo:text-indent="0in" style:auto-text-indent="false" fo:background-color="#ffffff"/>
    </style:style>
    <style:style style:name="P13" style:family="paragraph" style:parent-style-name="HTML_20_Preformatted">
      <loext:graphic-properties draw:fill="solid" draw:fill-color="#ffffff"/>
      <style:paragraph-properties fo:margin-left="0.3126in" fo:margin-right="0in" fo:text-indent="0in" style:auto-text-indent="false" fo:background-color="#ffffff"/>
      <style:text-properties fo:color="#091e42"/>
    </style:style>
    <style:style style:name="P14" style:family="paragraph" style:parent-style-name="Normal_20__28_Web_29_">
      <loext:graphic-properties draw:fill="solid" draw:fill-color="#ffffff"/>
      <style:paragraph-properties fo:margin-left="0.6252in" fo:margin-right="0in" fo:margin-top="0.1252in" fo:margin-bottom="0in" loext:contextual-spacing="false" fo:text-indent="0in" style:auto-text-indent="false" fo:background-color="#ffffff"/>
    </style:style>
    <style:style style:name="P15" style:family="paragraph" style:parent-style-name="Standard_20__28_user_29_">
      <style:paragraph-properties fo:text-align="end" style:justify-single-word="false" fo:break-before="page" style:writing-mode="rl-tb"/>
      <style:text-properties style:font-name="Liberation Mono" fo:language="en" fo:country="US" style:font-name-asian="DejaVu Sans Mono" style:font-name-complex="Mangal" style:language-complex="he" style:country-complex="IL"/>
    </style:style>
    <style:style style:name="P16" style:family="paragraph" style:parent-style-name="Standard" style:master-page-name="Standard">
      <style:paragraph-properties fo:text-align="end" style:justify-single-word="false" style:page-number="auto" style:writing-mode="rl-tb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end" style:justify-single-word="false" style:writing-mode="rl-tb"/>
      <style:text-properties fo:language="en" fo:country="US"/>
    </style:style>
    <style:style style:name="P18" style:family="paragraph" style:parent-style-name="Standard">
      <style:paragraph-properties fo:text-align="end" style:justify-single-word="false" style:writing-mode="rl-tb"/>
      <style:text-properties fo:language="en" fo:country="US" officeooo:paragraph-rsid="001ad28b"/>
    </style:style>
    <style:style style:name="P19" style:family="paragraph" style:parent-style-name="Standard">
      <style:paragraph-properties fo:text-align="end" style:justify-single-word="false" style:writing-mode="rl-tb"/>
      <style:text-properties fo:language="en" fo:country="US" officeooo:paragraph-rsid="001c96c5"/>
    </style:style>
    <style:style style:name="P20" style:family="paragraph" style:parent-style-name="Standard">
      <style:paragraph-properties fo:text-align="end" style:justify-single-word="false" style:writing-mode="rl-tb"/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end" style:justify-single-word="false" style:writing-mode="rl-tb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officeooo:paragraph-rsid="001c96c5"/>
    </style:style>
    <style:style style:name="P23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24" style:family="paragraph" style:parent-style-name="Standard" style:list-style-name="WWNum2">
      <loext:graphic-properties draw:fill="solid" draw:fill-color="#ffffff"/>
      <style:paragraph-properties fo:margin-top="0.0417in" fo:margin-bottom="0in" loext:contextual-spacing="false" fo:line-height="100%" fo:background-color="#ffffff"/>
    </style:style>
    <style:style style:name="P25" style:family="paragraph" style:parent-style-name="Standard" style:list-style-name="WWNum2">
      <loext:graphic-properties draw:fill="solid" draw:fill-color="#ffffff"/>
      <style:paragraph-properties fo:margin-top="0.0417in" fo:margin-bottom="0.1945in" loext:contextual-spacing="false" fo:line-height="100%" fo:background-color="#ffffff"/>
      <style:text-properties fo:color="#091e42" style:font-name="Segoe UI" fo:font-size="10.5pt" style:font-size-asian="10.5pt" style:font-name-complex="Segoe UI1" style:font-size-complex="10.5pt"/>
    </style:style>
    <style:style style:name="P26" style:family="paragraph" style:parent-style-name="Standard">
      <loext:graphic-properties draw:fill="solid" draw:fill-color="#ffffff"/>
      <style:paragraph-properties fo:margin-left="0.5in" fo:margin-right="0in" fo:margin-top="0in" fo:margin-bottom="0.1945in" loext:contextual-spacing="false" fo:text-indent="0in" style:auto-text-indent="false" fo:background-color="#ffffff"/>
      <style:text-properties fo:color="#091e42" style:font-name="Segoe UI" fo:font-size="10.5pt" style:font-size-asian="10.5pt" style:font-name-complex="Segoe UI1" style:font-size-complex="10.5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 style:writing-mode="rl-tb"/>
      <style:text-properties fo:language="en" fo:country="US" officeooo:paragraph-rsid="001c96c5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 style:writing-mode="rl-tb"/>
      <style:text-properties fo:language="en" fo:country="US" officeooo:paragraph-rsid="001c96c5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 style:writing-mode="rl-tb"/>
      <style:text-properties fo:language="en" fo:country="US" officeooo:rsid="001c96c5" officeooo:paragraph-rsid="001c96c5"/>
    </style:style>
    <style:style style:name="P30" style:family="paragraph" style:parent-style-name="Standard">
      <style:paragraph-properties fo:text-align="end" style:justify-single-word="false" fo:break-before="auto" fo:break-after="auto" style:writing-mode="rl-tb"/>
      <style:text-properties officeooo:paragraph-rsid="001c96c5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officeooo:paragraph-rsid="001c96c5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Liberation Serif" fo:font-size="12pt" officeooo:paragraph-rsid="001c96c5" style:font-name-asian="Liberation Serif1" style:font-size-asian="12pt" style:font-name-complex="Liberation Serif1" style:font-size-complex="12pt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officeooo:paragraph-rsid="001c96c5"/>
    </style:style>
    <style:style style:name="P34" style:family="paragraph" style:parent-style-name="Heading_20_2">
      <loext:graphic-properties draw:fill="solid" draw:fill-color="#ffffff"/>
      <style:paragraph-properties fo:margin-top="0.4165in" fo:margin-bottom="0in" loext:contextual-spacing="false" fo:background-color="#ffffff"/>
      <style:text-properties fo:color="#172b4d" style:font-name="Segoe UI" fo:font-size="17pt" fo:letter-spacing="-0.0016in" fo:font-weight="normal" style:font-size-asian="17pt" style:font-weight-asian="normal" style:font-name-complex="Segoe UI1" style:font-size-complex="17pt" style:font-weight-complex="normal"/>
    </style:style>
    <style:style style:name="P35" style:family="paragraph" style:parent-style-name="List_20_Paragraph" style:list-style-name="WWNum1">
      <style:paragraph-properties fo:text-align="end" style:justify-single-word="false" style:writing-mode="rl-tb"/>
    </style:style>
    <style:style style:name="P36" style:family="paragraph" style:parent-style-name="List_20_Paragraph" style:list-style-name="WWNum1">
      <style:paragraph-properties fo:text-align="end" style:justify-single-word="false" style:writing-mode="rl-tb"/>
      <style:text-properties fo:language="en" fo:country="US"/>
    </style:style>
    <style:style style:name="P37" style:family="paragraph" style:parent-style-name="List_20_Paragraph" style:list-style-name="WWNum4">
      <loext:graphic-properties draw:fill="solid" draw:fill-color="#ffffff"/>
      <style:paragraph-properties fo:margin-top="0.0417in" fo:margin-bottom="0.1945in" loext:contextual-spacing="true" fo:line-height="100%" fo:background-color="#ffffff"/>
      <style:text-properties fo:color="#091e42" style:font-name="Segoe UI" fo:font-size="10.5pt" fo:language="en" fo:country="US" style:font-size-asian="10.5pt" style:font-name-complex="Segoe UI1" style:font-size-complex="10.5pt"/>
    </style:style>
    <style:style style:name="P38" style:family="paragraph" style:parent-style-name="Standard_20__28_user_29_">
      <style:paragraph-properties fo:text-align="end" style:justify-single-word="false" style:writing-mode="rl-tb"/>
      <style:text-properties fo:language="en" fo:country="US" officeooo:paragraph-rsid="001b8a4e"/>
    </style:style>
    <style:style style:name="P39" style:family="paragraph" style:parent-style-name="Normal_20__28_Web_29_">
      <loext:graphic-properties draw:fill="solid" draw:fill-color="#ffffff"/>
      <style:paragraph-properties fo:margin-left="0.5in" fo:margin-right="0in" fo:margin-top="0.1252in" fo:margin-bottom="0in" loext:contextual-spacing="false" fo:text-indent="0in" style:auto-text-indent="false" fo:background-color="#ffffff"/>
      <style:text-properties fo:color="#091e42" style:font-name="Segoe UI" fo:font-size="10.5pt" style:font-size-asian="10.5pt" style:font-name-complex="Segoe UI1" style:font-size-complex="10.5pt"/>
    </style:style>
    <style:style style:name="P40" style:family="paragraph" style:parent-style-name="first" style:list-style-name="WWNum3">
      <loext:graphic-properties draw:fill="solid" draw:fill-color="#ffffff"/>
      <style:paragraph-properties fo:margin-top="0in" fo:margin-bottom="0in" loext:contextual-spacing="false" fo:background-color="#ffffff"/>
    </style:style>
    <style:style style:name="P41" style:family="paragraph" style:parent-style-name="first" style:list-style-name="WWNum3">
      <loext:graphic-properties draw:fill="solid" draw:fill-color="#ffffff"/>
      <style:paragraph-properties fo:margin-top="0in" fo:margin-bottom="0in" loext:contextual-spacing="false" fo:background-color="#ffffff"/>
      <style:text-properties fo:color="#091e42" style:font-name="Segoe UI" fo:font-size="10.5pt" style:font-size-asian="10.5pt" style:font-name-complex="Segoe UI1" style:font-size-complex="10.5pt"/>
    </style:style>
    <style:style style:name="P42" style:family="paragraph" style:parent-style-name="first" style:list-style-name="WWNum3">
      <loext:graphic-properties draw:fill="solid" draw:fill-color="#ffffff"/>
      <style:paragraph-properties fo:margin-top="0in" fo:margin-bottom="0in" loext:contextual-spacing="false" fo:background-color="#ffffff"/>
      <style:text-properties fo:color="#212529" style:font-name="Segoe UI" fo:font-size="10.5pt" style:font-size-asian="10.5pt" style:font-name-complex="Segoe UI1" style:font-size-complex="10.5pt"/>
    </style:style>
    <style:style style:name="P43" style:family="paragraph" style:parent-style-name="first" style:list-style-name="WWNum3">
      <loext:graphic-properties draw:fill="solid" draw:fill-color="#ffffff"/>
      <style:paragraph-properties fo:margin-top="0.1252in" fo:margin-bottom="0in" loext:contextual-spacing="false" fo:background-color="#ffffff"/>
    </style:style>
    <style:style style:name="P44" style:family="paragraph" style:parent-style-name="first">
      <loext:graphic-properties draw:fill="solid" draw:fill-color="#ffffff"/>
      <style:paragraph-properties fo:margin-left="0.3126in" fo:margin-right="0in" fo:margin-top="0.1252in" fo:margin-bottom="0in" loext:contextual-spacing="false" fo:text-indent="0in" style:auto-text-indent="false" fo:background-color="#ffffff"/>
      <style:text-properties fo:color="#091e42" style:font-name="Segoe UI" fo:font-size="10.5pt" style:font-size-asian="10.5pt" style:font-name-complex="Segoe UI1" style:font-size-complex="10.5pt"/>
    </style:style>
    <style:style style:name="P45" style:family="paragraph" style:parent-style-name="HTML_20_Preformatted">
      <loext:graphic-properties draw:fill="solid" draw:fill-color="#ffffff"/>
      <style:paragraph-properties fo:margin-left="0.5in" fo:margin-right="0in" fo:text-indent="0in" style:auto-text-indent="false" fo:background-color="#ffffff"/>
      <style:text-properties fo:color="#091e42"/>
    </style:style>
    <style:style style:name="P46" style:family="paragraph" style:parent-style-name="HTML_20_Preformatted">
      <loext:graphic-properties draw:fill="solid" draw:fill-color="#ffffff"/>
      <style:paragraph-properties fo:margin-left="0.5in" fo:margin-right="0in" fo:margin-top="0.1252in" fo:margin-bottom="0.111in" loext:contextual-spacing="false" fo:text-indent="0in" style:auto-text-indent="false" fo:background-color="#ffffff"/>
      <style:text-properties fo:color="#091e42"/>
    </style:style>
    <style:style style:name="P47" style:family="paragraph" style:parent-style-name="HTML_20_Preformatted" style:list-style-name="WWNum3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48" style:family="paragraph" style:parent-style-name="HTML_20_Preformatted" style:list-style-name="WWNum3">
      <loext:graphic-properties draw:fill="solid" draw:fill-color="#ffffff"/>
      <style:paragraph-properties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91e42"/>
    </style:style>
    <style:style style:name="P49" style:family="paragraph" style:parent-style-name="HTML_20_Preformatted">
      <loext:graphic-properties draw:fill="solid" draw:fill-color="#ffffff"/>
      <style:paragraph-properties fo:margin-left="0.3126in" fo:margin-right="0in" fo:text-indent="0in" style:auto-text-indent="false" fo:background-color="#ffffff"/>
      <style:text-properties fo:color="#091e4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language-complex="he" style:country-complex="IL"/>
    </style:style>
    <style:style style:name="T4" style:family="text">
      <style:text-properties fo:color="#0a3069" style:font-name="Consolas" fo:font-size="9pt" fo:background-color="#ffffff" loext:char-shading-value="0" style:font-size-asian="9pt" style:font-size-complex="9pt"/>
    </style:style>
    <style:style style:name="T5" style:family="text">
      <style:text-properties fo:color="#24292f" style:font-name="Consolas" fo:font-size="9pt" fo:background-color="#ffffff" loext:char-shading-value="0" style:font-size-asian="9pt" style:font-size-complex="9pt"/>
    </style:style>
    <style:style style:name="T6" style:family="text">
      <style:text-properties fo:color="#091e42"/>
    </style:style>
    <style:style style:name="T7" style:family="text">
      <style:text-properties fo:color="#091e42" style:font-name="Segoe UI" fo:font-size="10.5pt" style:font-size-asian="10.5pt" style:font-name-complex="Segoe UI1" style:font-size-complex="10.5pt"/>
    </style:style>
    <style:style style:name="T8" style:family="text">
      <style:text-properties fo:color="#091e42" style:font-name="Segoe UI" fo:font-size="10.5pt" fo:language="en" fo:country="US" style:font-size-asian="10.5pt" style:font-name-complex="Segoe UI1" style:font-size-complex="10.5pt"/>
    </style:style>
    <style:style style:name="T9" style:family="text">
      <style:text-properties fo:color="#091e42" style:font-name="Consolas"/>
    </style:style>
    <style:style style:name="T10" style:family="text">
      <style:text-properties fo:color="#091e42" style:font-name="Consolas" fo:font-size="10pt" style:font-name-asian="DejaVu Sans Mono" style:font-size-asian="10pt" style:font-name-complex="Courier New2" style:font-size-complex="10pt"/>
    </style:style>
    <style:style style:name="T11" style:family="text">
      <style:text-properties fo:color="#172b4d" style:font-name="Segoe UI" fo:font-size="17pt" fo:letter-spacing="-0.0016in" fo:language="en" fo:country="US" fo:font-weight="normal" style:font-size-asian="17pt" style:font-weight-asian="normal" style:font-name-complex="Segoe UI1" style:font-size-complex="17pt" style:font-weight-complex="normal"/>
    </style:style>
    <style:style style:name="T12" style:family="text">
      <style:text-properties fo:color="#172b4d" style:font-name="Segoe UI" fo:font-size="17pt" fo:letter-spacing="-0.0016in" fo:font-weight="normal" style:font-size-asian="17pt" style:font-weight-asian="normal" style:font-name-complex="Segoe UI1" style:font-size-complex="17pt" style:font-weight-complex="normal"/>
    </style:style>
    <style:style style:name="T13" style:family="text">
      <style:text-properties fo:color="#0052cc"/>
    </style:style>
    <style:style style:name="T1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Mono" fo:font-size="12pt" fo:font-style="normal" style:text-underline-style="none" fo:font-weight="normal" fo:background-color="transparent" loext:char-shading-value="0" style:font-name-asian="Liberation Mono1" style:font-size-asian="12pt" style:font-style-asian="normal" style:font-weight-asian="normal" style:font-name-complex="Liberation Mono1" style:font-size-complex="12pt"/>
    </style:style>
    <style:style style:name="T16" style:family="text">
      <style:text-properties style:font-name="Liberation Serif" fo:font-size="12pt" style:font-name-asian="Liberation Serif1" style:font-size-asian="12pt" style:font-name-complex="Liberation Serif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מסמך עזר – פרויקט הזרוע</text:p>
      <text:p text:style-name="P2"/>
      <text:p text:style-name="P2">זהו מסמך עזר לכל מי שעתיד לקרוא את הקוד של הפעלת הזרוע הרובוטית המחוברת לכיסא הגלגלים באלי"ן.</text:p>
      <text:p text:style-name="P2">נתאר את הקבצים <text:span text:style-name="T1">העיקריים ואת רצף הפעולות החל מאת הרצת התוכנית.</text:span></text:p>
      <text:p text:style-name="P4">נתאר את ההבדלים בין הזרוע באלי"ן לזרוע בחדר של אלישי, ואיך ההבדלים האלה באים לידי ביטוי בקוד.</text:p>
      <text:p text:style-name="P4">נתאר את הכיוונים השונים בהם הזרוע יכולה לזוז בפועל, ואילו כפתורים מתאימים לכך בג'ויסטיק.</text:p>
      <text:p text:style-name="P4"/>
      <text:p text:style-name="P2"><text:span text:style-name="T2">מערכת הצירים:</text:span><text:span text:style-name="T1"><text:line-break/>(0,0,0) – הבסיס של הזרוע<text:line-break/>ציר x – לכיוון הכיסא, כלומר הולך ימינה<text:line-break/>ציר y – הולך קדימה<text:line-break/>ציר z – הולך למעלה<text:line-break/></text:span></text:p>
      <text:p text:style-name="P2"><text:span text:style-name="T2">מנועי היד:</text:span><text:span text:style-name="T1"><text:line-break/>היד הרובוטית מורכבת מ9 מנועים:<text:line-break/>1. הבסיס <text:line-break/>2-3. באלין משלימות ל 361 ובאו"פ משלימות ל 360 <text:line-break/>4-5. באלין משלימות ל 361 ובאו"פ משלימות ל 362<text:line-break/>6. סיבוב סביב ציר ה y<text:line-break/>7. סיבוב סביב ציר ה x<text:line-break/>8. סיבוב של הגריפר סביב ציר ה y<text:line-break/>9. גריפר (תופס/משחרר)<text:line-break/></text:span></text:p>
      <text:p text:style-name="P2"><text:span text:style-name="T2">הסבר על מצבי הזרוע:<text:line-break/></text:span><text:span text:style-name="T1">על מנת לשפר חווית משתמש, לזרוע יש כמה פעולות אוטומטיות שמהוות התחלה טובה עבור המשתמש, ומשם הוא יכול לכוון את הזרוע אל המטרה באופן יותר מדוייק באמצעות הג'ויסטיק.<text:line-break/>לזרוע 4 מצבים שונים: Home, Drinking, Shelf, Floor<text:line-break/>לכל מצב (חוץ מ Home) יש 3 מעברים: Default, Target, Chair<text:line-break/>Default – מצב התחלה<text:line-break/>Target – תזוזה ראשונית אל עבר המטרה<text:line-break/>Chair – הבאת המטרה אל עבר המשתמש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RoboticArm.py</text:p>
      <text:p text:style-name="P4">משהו שכדאי לדעת לפני:<text:line-break/>ישנם בפרויקט כמה מרחבי פעולה בהם אפשר "לדבר" עם הזרוע:<text:line-break/>1. לעשות IK ולקבל – 5 זוויות (בין -2pi ל 2pi )<text:line-break/>2. הזוויות ששולחים ל9 המנועים של הזרוע – 9 זוויות<text:line-break/></text:p>
      <text:list xml:id="list621324785" text:style-name="WWNum1">
        <text:list-item>
          <text:p text:style-name="P36">פונקציות שממפות בין המודל לרובוט (בין מצב 1 למצב 2 שהוזכרו למעלה), וההיפך.</text:p>
        </text:list-item>
        <text:list-item>
          <text:p text:style-name="P36">הגדרות של החומרה. דברים חשובים:</text:p>
          <text:list>
            <text:list-item>
              <text:p text:style-name="P35"><text:span text:style-name="T4">Profile Velocity</text:span><text:span text:style-name="T1"> ו- </text:span><text:span text:style-name="T4">Profile Acceleration – </text:span><text:span text:style-name="T1">מגדירים יחד את המהירות בה הזרוע זזה. </text:span></text:p>
            </text:list-item>
            <text:list-item>
              <text:p text:style-name="P35"><text:span text:style-name="T4">Priority – </text:span><text:span text:style-name="T1">עדיפות מי מהמנועים יזוז קודם בעת שינוי של הזוויות.</text:span></text:p>
            </text:list-item>
          </text:list>
        </text:list-item>
        <text:list-item>
          <text:p text:style-name="P36">הגדרת המצבים השונים של היד.</text:p>
        </text:list-item>
      </text:list>
      <text:p text:style-name="P4"/>
      <text:p text:style-name="P4">IK.py</text:p>
      <text:p text:style-name="P2"><text:span text:style-name="T1">ה class שלנו הוא </text:span><text:span text:style-name="pl-token"><text:span text:style-name="T5">viper300<text:line-break/></text:span></text:span><text:span text:style-name="T1">מכיל את הפונקציות שמחשבות את ה FK וה IK</text:span><text:span text:style-name="pl-token"><text:span text:style-name="T5">.</text:span></text:span></text:p>
      <text:p text:style-name="P5"><text:span text:style-name="pl-token"/></text:p>
      <text:p text:style-name="P4">PS4_controller.py</text:p>
      <text:p text:style-name="P4">מגדיר את השליטה, הן באמצעות ה joystick והן באמצעות החלק הנוירומורפי.<text:line-break/></text:p>
      <text:p text:style-name="P4">arm_control_ALYN.py</text:p>
      <text:p text:style-name="P4">הקובץ שמריצים – שם אפשר להחליט על כל הפרמטרים:<text:line-break/>סוג המודל, סוג הנוירונים, סוג מערכת הפעלה, ושימוש בג'ויסטיק או מקלדת.</text:p>
      <text:p text:style-name="P4"/>
      <text:p text:style-name="P4"/>
      <text:p text:style-name="P21">התקנות:</text:p>
      <text:p text:style-name="P4">הסביבה עובדת על ubuntu 18.04<text:line-break/>פייתון 3.6.9<text:line-break/>תיקיית downloads for loihi:</text:p>
      <text:p text:style-name="P2"><text:a xlink:type="simple" xlink:href="https://drive.google.com/file/d/1w_lup2umiwYxS9rsopCmGcL6e7DlIPi0/view?usp=sharing" text:style-name="ListLabel_20_9" text:visited-style-name="ListLabel_20_9"><text:span text:style-name="Internet_20_link"><text:span text:style-name="T1">https://drive.google.com/file/d/1w_lup2umiwYxS9rsopCmGcL6e7DlIPi0/view?usp=sharing</text:span></text:span></text:a></text:p>
      <text:p text:style-name="P4">תוכנת dynamixel</text:p>
      <text:p text:style-name="P4">Visual studio code </text:p>
      <text:p text:style-name="P4"/>
      <text:p text:style-name="P4">צור סביבת פייתון:</text:p>
      <text:p text:style-name="P8"><text:span text:style-name="T7">5.1 </text:span><text:span text:style-name="pre"><text:span text:style-name="T10">cd</text:span></text:span><text:span text:style-name="HTML_20_Code"><text:span text:style-name="T9"> </text:span></text:span><text:span text:style-name="pre"><text:span text:style-name="T10">~</text:span></text:span></text:p>
      <text:p text:style-name="P8"><text:soft-page-break/><text:span text:style-name="T7">5.2 </text:span><text:span text:style-name="pre"><text:span text:style-name="T10">python3</text:span></text:span><text:span text:style-name="HTML_20_Code"><text:span text:style-name="T9"> </text:span></text:span><text:span text:style-name="pre"><text:span text:style-name="T10">-m</text:span></text:span><text:span text:style-name="HTML_20_Code"><text:span text:style-name="T9"> </text:span></text:span><text:span text:style-name="pre"><text:span text:style-name="T10">venv</text:span></text:span><text:span text:style-name="HTML_20_Code"><text:span text:style-name="T9"> </text:span></text:span><text:span text:style-name="Source_20_Text"><text:span text:style-name="T1">alyn</text:span></text:span><text:span text:style-name="Source_20_Text">_</text:span><text:span text:style-name="Source_20_Text"><text:span text:style-name="T1">env</text:span></text:span></text:p>
      <text:p text:style-name="P8"><text:span text:style-name="T7">5.3 </text:span><text:span text:style-name="pre"><text:span text:style-name="T10">source</text:span></text:span><text:span text:style-name="HTML_20_Code"><text:span text:style-name="T9"> </text:span></text:span><text:span text:style-name="Source_20_Text"><text:span text:style-name="T1">alyn</text:span></text:span><text:span text:style-name="Source_20_Text">_</text:span><text:span text:style-name="Source_20_Text"><text:span text:style-name="T1">env</text:span></text:span><text:span text:style-name="pre"><text:span text:style-name="T10">/bin/activate</text:span></text:span></text:p>
      <text:p text:style-name="P4"/>
      <text:p text:style-name="P4">ותתקין שם את requirements.txt</text:p>
      <text:p text:style-name="Preformatted_20_Text"><text:span text:style-name="Source_20_Text">cat requirements.txt | xargs -n 1 pip install</text:span></text:p>
      <text:h text:style-name="P10" text:outline-level="2"><text:span text:style-name="T11">LOIHI </text:span><text:span text:style-name="T12">Recommended Setup</text:span></text:h>
      <text:p text:style-name="P11"><text:span text:style-name="T7">The following recommendation are based on our test configuration. Additional steps might be necessary on other alternatives.</text:span><text:span text:style-name="T8"> </text:span></text:p>
      <text:list xml:id="list2777164844" text:style-name="WWNum2">
        <text:list-item>
          <text:p text:style-name="P23"><text:span text:style-name="T7">OS: Ubuntu </text:span><text:span text:style-name="T8">18.</text:span><text:span text:style-name="T7">04 </text:span></text:p>
        </text:list-item>
        <text:list-item>
          <text:p text:style-name="P24"><text:span text:style-name="T7">Python 3.</text:span><text:span text:style-name="T8">6</text:span><text:span text:style-name="T7">.</text:span><text:span text:style-name="T8">9</text:span></text:p>
        </text:list-item>
        <text:list-item>
          <text:p text:style-name="P25">pip (latest)</text:p>
        </text:list-item>
      </text:list>
      <text:list xml:id="list3300740768" text:style-name="WWNum4">
        <text:list-item>
          <text:p text:style-name="P37">we’ll use nxsdk version 0.9.8</text:p>
        </text:list-item>
      </text:list>
      <text:h text:style-name="P34" text:outline-level="2">Installation Guide</text:h>
      <text:list xml:id="list993913198" text:style-name="WWNum3">
        <text:list-item>
          <text:p text:style-name="P41">Plugin Kapoho Bay to your Linux Machine</text:p>
        </text:list-item>
        <text:list-item>
          <text:p text:style-name="P41">Verify USB devices is properly recognized</text:p>
        </text:list-item>
      </text:list>
      <text:p text:style-name="P8"><text:span text:style-name="T7">2.1 Run </text:span><text:span text:style-name="pre"><text:span text:style-name="T10">lsusb</text:span></text:span><text:span text:style-name="T7"> or </text:span><text:span text:style-name="pre"><text:span text:style-name="T10">lsusb</text:span></text:span><text:span text:style-name="HTML_20_Code"><text:span text:style-name="T9"> </text:span></text:span><text:span text:style-name="pre"><text:span text:style-name="T10">-t</text:span></text:span><text:span text:style-name="T7"> to see if the USB was plugged in and recognized by your machine</text:span></text:p>
      <text:p text:style-name="P6">user@machine:~$ lsusb</text:p>
      <text:p text:style-name="P6">...</text:p>
      <text:p text:style-name="P6">Bus 001 Device 107: ID 0403:6010 Future Technology Devices International, Ltd FT2232C Dual USB-UART/FIFO IC</text:p>
      <text:p text:style-name="P6">Bus 001 Device 106: ID 0403:6010 Future Technology Devices International, Ltd FT2232C Dual USB-UART/FIFO IC</text:p>
      <text:p text:style-name="P6">Bus 001 Device 105: ID 0403:6010 Future Technology Devices International, Ltd FT2232C Dual USB-UART/FIFO IC</text:p>
      <text:p text:style-name="P6"/>
      <text:p text:style-name="P6">user@machine:~$ lsusb -t</text:p>
      <text:p text:style-name="P6">...</text:p>
      <text:p text:style-name="P6">/: Bus 01.Port 1: Dev 1, class="root_hub", Driver=ehci-pci/2p, 480M</text:p>
      <text:p text:style-name="P6">|__ Port 1: Dev 2, If 0, class="Hub", Driver=hub/6p, 480M</text:p>
      <text:p text:style-name="P6">|__ Port 2: Dev 39, If 0, class="Human" Interface Device, Driver=usbhid, 1.5M</text:p>
      <text:p text:style-name="P6">|__ Port 6: Dev 104, If 0, class="Hub", Driver=hub/4p, 480M</text:p>
      <text:p text:style-name="P6">|__ Port 1: Dev 105, If 0, class="Vendor" Specific Class, Driver=, 480M</text:p>
      <text:p text:style-name="P6">|__ Port 1: Dev 105, If 1, class="Vendor" Specific Class, Driver=, 480M</text:p>
      <text:p text:style-name="P6">|__ Port 2: Dev 106, If 0, class="Vendor" Specific Class, Driver=, 480M</text:p>
      <text:p text:style-name="P6">|__ Port 2: Dev 106, If 1, class="Vendor" Specific Class, Driver=, 480M</text:p>
      <text:p text:style-name="P6">|__ Port 3: Dev 107, If 0, class="Vendor" Specific Class, Driver=, 480M</text:p>
      <text:p text:style-name="P6">|__ Port 3: Dev 107, If 1, class="Vendor" Specific Class, Driver=, 480M</text:p>
      <text:p text:style-name="P7"/>
      <text:p text:style-name="P39">2.2 Remove "ftdi_sio" kernel modules</text:p>
      <text:p text:style-name="P9"><text:soft-page-break/><text:span text:style-name="T7">2.2.1 Run<text:line-break/> </text:span><text:span text:style-name="pre"><text:span text:style-name="T10">lsusb</text:span></text:span><text:span text:style-name="HTML_20_Code"><text:span text:style-name="T9"> </text:span></text:span><text:span text:style-name="pre"><text:span text:style-name="T10">-t</text:span></text:span><text:span text:style-name="T7"> <text:line-break/>and check if your see the FTDI interfaces. <text:line-break/>If the driver says ftdi_sio, you may remove these kernel modules using<text:line-break/> </text:span><text:span text:style-name="pre"><text:span text:style-name="T10">sudo</text:span></text:span><text:span text:style-name="HTML_20_Code"><text:span text:style-name="T9"> </text:span></text:span><text:span text:style-name="pre"><text:span text:style-name="T10">rmmod</text:span></text:span><text:span text:style-name="HTML_20_Code"><text:span text:style-name="T9"> </text:span></text:span><text:span text:style-name="pre"><text:span text:style-name="T10">ftdi_sio</text:span></text:span><text:span text:style-name="T7"> 2.2.2 Run </text:span><text:span text:style-name="pre"><text:span text:style-name="T10">lsusb</text:span></text:span><text:span text:style-name="HTML_20_Code"><text:span text:style-name="T9"> </text:span></text:span><text:span text:style-name="pre"><text:span text:style-name="T10">-t</text:span></text:span><text:span text:style-name="T7"> <text:line-break/>to ensure that </text:span><text:span text:style-name="Strong"><text:span text:style-name="T7">ftdi_sio</text:span></text:span><text:span text:style-name="T7"> is no longer there</text:span></text:p>
      <text:list xml:id="list144036214642580" text:continue-numbering="true" text:style-name="WWNum3">
        <text:list-item>
          <text:p text:style-name="P43"><text:span text:style-name="T8">If you not yet c</text:span><text:span text:style-name="T7">reate</text:span><text:span text:style-name="T8">d</text:span><text:span text:style-name="T7"> a virtual environment</text:span><text:span text:style-name="T8">, do it. Then activate it. </text:span></text:p>
        </text:list-item>
        <text:list-item>
          <text:p text:style-name="P43"><text:span text:style-name="T7">5.1 </text:span><text:span text:style-name="pre"><text:span text:style-name="T10">cd</text:span></text:span><text:span text:style-name="HTML_20_Code"><text:span text:style-name="T9"> </text:span></text:span><text:span text:style-name="pre"><text:span text:style-name="T10">~</text:span></text:span></text:p>
        </text:list-item>
      </text:list>
      <text:p text:style-name="P8"><text:span text:style-name="T7">5.2 </text:span><text:span text:style-name="pre"><text:span text:style-name="T10">python3</text:span></text:span><text:span text:style-name="HTML_20_Code"><text:span text:style-name="T9"> </text:span></text:span><text:span text:style-name="pre"><text:span text:style-name="T10">-m</text:span></text:span><text:span text:style-name="HTML_20_Code"><text:span text:style-name="T9"> </text:span></text:span><text:span text:style-name="pre"><text:span text:style-name="T10">venv</text:span></text:span><text:span text:style-name="HTML_20_Code"><text:span text:style-name="T9"> </text:span></text:span><text:span text:style-name="Source_20_Text"><text:span text:style-name="T1">alyn</text:span></text:span><text:span text:style-name="Source_20_Text">_</text:span><text:span text:style-name="Source_20_Text"><text:span text:style-name="T1">env</text:span></text:span></text:p>
      <text:p text:style-name="P8"><text:span text:style-name="T7">5.3 </text:span><text:span text:style-name="pre"><text:span text:style-name="T10">source</text:span></text:span><text:span text:style-name="HTML_20_Code"><text:span text:style-name="T9"> </text:span></text:span><text:span text:style-name="Source_20_Text"><text:span text:style-name="T1">alyn</text:span></text:span><text:span text:style-name="Source_20_Text">_</text:span><text:span text:style-name="Source_20_Text"><text:span text:style-name="T1">env</text:span></text:span><text:span text:style-name="pre"><text:span text:style-name="T10">/bin/activate</text:span></text:span></text:p>
      <text:p text:style-name="P39">5.4 pip install -U pip</text:p>
      <text:p text:style-name="P26">5.5 Do all following steps within the virtual environment</text:p>
      <text:list xml:id="list144036025044789" text:continue-numbering="true" text:style-name="WWNum3">
        <text:list-item>
          <text:p text:style-name="P40"><text:span text:style-name="T7">There should be 2 packages within the sub-directory</text:span><text:span text:style-name="T8"> (downloads_alyn)</text:span></text:p>
        </text:list-item>
      </text:list>
      <text:p text:style-name="P8"><text:span text:style-name="T7">6.1 </text:span><text:span text:style-name="Emphasis"><text:span text:style-name="T7">nxsdk-</text:span></text:span><text:span text:style-name="Emphasis"><text:span text:style-name="T8">0.9.8</text:span></text:span><text:span text:style-name="Emphasis"><text:span text:style-name="T7">.tar.gz</text:span></text:span><text:span text:style-name="T7"> - A pip installable tarball to install NxSDK</text:span></text:p>
      <text:p text:style-name="P8"><text:span text:style-name="T7">6.2 </text:span><text:span text:style-name="Emphasis"><text:span text:style-name="T7">nxsdk-apps</text:span></text:span><text:span text:style-name="Emphasis"><text:span text:style-name="T8">-0.9.8.</text:span></text:span><text:span text:style-name="Emphasis"><text:span text:style-name="T7">&gt;.tar.gz</text:span></text:span><text:span text:style-name="T7"> - Tarball for Jupyter/Python based tutorials and complete NxSDK documentation</text:span></text:p>
      <text:list xml:id="list144036485456015" text:continue-numbering="true" text:style-name="WWNum3">
        <text:list-item>
          <text:p text:style-name="P40"><text:span text:style-name="T7">Install NxSDK: </text:span><text:span text:style-name="Strong"><text:span text:style-name="T7">python -m pip install nxsdk</text:span></text:span><text:span text:style-name="Strong"><text:span text:style-name="T8">-0.9.8.</text:span></text:span><text:span text:style-name="Strong"><text:span text:style-name="T7">tar.gz</text:span></text:span></text:p>
        </text:list-item>
      </text:list>
      <text:p text:style-name="P39">7.1 Ignore the "Failed building wheel for nxsdk" and the associated "Failed to build nxsdk". This is a known error and pip will retry with setup.py.</text:p>
      <text:list xml:id="list144036595838394" text:continue-numbering="true" text:style-name="WWNum3">
        <text:list-item>
          <text:p text:style-name="P40"><text:span text:style-name="T7">Verify NxSDK installation: </text:span><text:span text:style-name="Strong"><text:span text:style-name="T7">python -c "import nxsdk; print(nxsdk.__version__)"</text:span></text:span></text:p>
        </text:list-item>
        <text:list-item>
          <text:p text:style-name="P40"><text:span text:style-name="T7">Find NxSDK installation directory (nxsdk_install_dir): </text:span><text:span text:style-name="Strong"><text:span text:style-name="T7">python -c "import nxsdk; print(nxsdk.__path__)"</text:span></text:span></text:p>
        </text:list-item>
        <text:list-item>
          <text:p text:style-name="P40"><text:span text:style-name="T7">Unzip Tutorials, Docs and Modules in your home directory: </text:span><text:span text:style-name="Strong"><text:span text:style-name="T7">mkdir nxsdk-apps &amp;&amp; tar xzf nxsdk-apps</text:span></text:span><text:span text:style-name="Strong"><text:span text:style-name="T8">-0.9.8.</text:span></text:span><text:span text:style-name="Strong"><text:span text:style-name="T7">tar.gz -C nxsdk-apps --strip-components 1</text:span></text:span></text:p>
        </text:list-item>
        <text:list-item>
          <text:p text:style-name="P40"><text:span text:style-name="T7">Copy </text:span><text:span text:style-name="Emphasis"><text:span text:style-name="T7">99-kapoho_bay.rules</text:span></text:span><text:span text:style-name="T7"> from </text:span><text:span text:style-name="Emphasis"><text:span text:style-name="T7">nxsdk-apps/utils</text:span></text:span><text:span text:style-name="T7"> to </text:span><text:span text:style-name="Emphasis"><text:span text:style-name="T7">/etc/udev/rules.d</text:span></text:span><text:span text:style-name="T7"> and run </text:span><text:span text:style-name="Strong"><text:span text:style-name="T7">sudo udevadm control --reload</text:span></text:span></text:p>
        </text:list-item>
        <text:list-item>
          <text:p text:style-name="P42">Install g++ multilib, libgflags-dev, libgoogle-glog-dev and libprotobuf</text:p>
        </text:list-item>
      </text:list>
      <text:p text:style-name="P46">12.1 sudo apt-get install g++-multilib<text:line-break/><text:line-break/>12.2 sudo apt-get install libgflags-dev<text:line-break/><text:line-break/>12.3 sudo apt install libgoogle-glog-dev<text:line-break/><text:line-break/>12.4 You may compile libprotobuf17 from source or install libprotobuf17 from debian packages. Latter is shown below.</text:p>
      <text:list xml:id="list144035370850329" text:continue-numbering="true" text:style-name="WWNum3">
        <text:list-item>
          <text:list>
            <text:list-item>
              <text:p text:style-name="P47"><text:span text:style-name="T6">wget </text:span><text:a xlink:type="simple" xlink:href="http://ftp.debian.org/debian/pool/main/p/protobuf/libprotobuf17_3.6.1-4~bpo9+1_amd64.deb" text:style-name="ListLabel_20_10" text:visited-style-name="ListLabel_20_10"><text:span text:style-name="Internet_20_link"><text:span text:style-name="T13">http://ftp.debian.org/debian/pool/main/p/protobuf/libprotobuf17_3.6.1-4~bpo9+1_amd64.deb</text:span></text:span></text:a></text:p>
            </text:list-item>
            <text:list-item>
              <text:p text:style-name="P48">sudo dpkg -i libprotobuf-lite17_3.6.1-4~bpo9+1_amd64.deb</text:p>
            </text:list-item>
          </text:list>
        </text:list-item>
      </text:list>
      <text:p text:style-name="P12"><text:span text:style-name="T7">13.</text:span><text:span text:style-name="Strong"><text:span text:style-name="T7"> Test FPIO</text:span></text:span><text:span text:style-name="T7"> /bin/x86/lakemont_driver --test-fpio. If you see the following, Kapoho Bay is detected. Sample output:</text:span></text:p>
      <text:p text:style-name="P13">$ `python3 -c "import nxsdk; print(nxsdk.__path__[0])"`/bin/x86/lakemont_driver --test-fpio</text:p>
      <text:p text:style-name="P13"/>
      <text:p text:style-name="P13">Using Kapoho Bay serial number 998</text:p>
      <text:p text:style-name="P13"/>
      <text:p text:style-name="P13"><text:soft-page-break/>test_fpio_loopback: chips=1 num=10000 len=16 time=238266us =&gt; 0.671518Mb/s</text:p>
      <text:p text:style-name="P44">14. export KAPOHOBAY=1</text:p>
      <text:p text:style-name="P44">15. Run tutorials per instructions in the following sections</text:p>
      <text:p text:style-name="P44">16. When complete, deactivate virtual environment</text:p>
      <text:p text:style-name="P14"><text:span text:style-name="T7">16.1 </text:span><text:span text:style-name="pre"><text:span text:style-name="T10">deactivate</text:span></text:span></text:p>
      <text:p text:style-name="Standard"/>
      <text:p text:style-name="P2"><text:span text:style-name="T2">טיפול בשגיאה נפוצה ב loihi:</text:span><text:span text:style-name="T1"><text:line-break/></text:span><text:a xlink:type="simple" xlink:href="https://github.com/sirfz/tesserocr/issues/130" text:style-name="ListLabel_20_9" text:visited-style-name="ListLabel_20_9"><text:span text:style-name="Internet_20_link"><text:span text:style-name="T1">https://github.com/sirfz/tesserocr/issues/130</text:span></text:span></text:a></text:p>
      <text:p text:style-name="P1"/>
      <text:p text:style-name="P1"/>
      <text:p text:style-name="P15"/>
      <text:p text:style-name="P3"><text:span text:style-name="T14">התחלה מ0 אחרי שהכל מותקן ושום דבר לא מחובר למחשב:<text:line-break/></text:span><text:span text:style-name="T1"><text:line-break/></text:span></text:p>
      <text:p text:style-name="P30">1. קודם מחברים את הusb של הזרוע למחשב.<text:line-break/>לאחר מכן נותנים הרשאות לusb, לדוג':</text:p>
      <text:p text:style-name="P31"><text:span text:style-name="T16">sudo chmod -R 777 /dev/ttyUSB0</text:span></text:p>
      <text:p text:style-name="P32"/>
      <text:p text:style-name="P33"><text:span text:style-name="T16">לפתוח תוכנת dynamixel ולראות שאפשר לראות את כל המנועים.</text:span></text:p>
      <text:p text:style-name="P22"/>
      <text:p text:style-name="P22">2. חבר את ה loihi למחשב</text:p>
      <text:p text:style-name="P22">3. <text:s/>הפעל את הסביבה בה התקנת את ה loihi:</text:p>
      <text:p text:style-name="P27"><text:span text:style-name="T15">source alyn_env/bin/activate</text:span></text:p>
      <text:p text:style-name="P28"><text:span text:style-name="T15"/></text:p>
      <text:p text:style-name="P28"><text:span text:style-name="T15"/></text:p>
      <text:p text:style-name="P29"><text:span text:style-name="T15">\</text:span></text:p>
      <text:p text:style-name="P4">כל פעם שמחברים את ה loihi, יש לבצע את שלושת הפקודות הבאות אחת אחרי השנייה:</text:p>
      <text:p text:style-name="Standard_20__28_user_29_"><text:span text:style-name="Source_20_Text">lsusb -t</text:span></text:p>
      <text:p text:style-name="Standard_20__28_user_29_"><text:span text:style-name="Source_20_Text">sudo rmmod ftdi_sio</text:span></text:p>
      <text:p text:style-name="Standard"><text:span text:style-name="Source_20_Text">`python3 -c "import nxsdk; print(nxsdk.__path__[0])"`/bin/x86/kb/lakemont_driver --test-fpio</text:span></text:p>
      <text:p text:style-name="P19"><text:line-break/>והפלט שמתקבל מהפקודה האחרונה צריך להיות התיאור של ה chip, כל פלט אחר הוא לא תקין.<text:line-break/></text:p>
      <text:p text:style-name="P19"><text:line-break/>תקלות:</text:p>
      <text:p text:style-name="P4">בדוק בתוכנת dynamixel שאכן הזרוע מחוברת למחשב.<text:line-break/>במידה והמחשב לא מזהה את ה usb, החלף כניסה ונסה שוב. לפעמים צריך לעשות את התהליך הזה כמה פעמים.<text:line-break/><text:line-break/>לאחר ש dynamixel מזהה את הזרוע, אל תעשה disconnect, עד שעשית את הבדיקה שה loihi עובד. <text:line-break/>לפני הרצת התוכנית יש לעשות disconnect ב dynamixel אחר התוכנית לא תוכל לגשת לזרוע.</text:p>
      <text:p text:style-name="P4"/>
      <text:p text:style-name="P19"/>
      <text:p text:style-name="P19"/>
      <text:p text:style-name="P19">4. נחבר את הג'ויסטיק עם בלוטוס בצורה הבאה:<text:line-break/>- נכנסים להתקני בלוטוס במחשב, אם רואים את התקן Wireless Controller עושים לו remove.<text:line-break/>- בשלט, לוחצים על הכפתור share והכפתור האמצעי ביחד למשך כמה שניות, עד שיש אור מהבהב.<text:line-break/>- רואים את ההתקן Wireless Controller במחשב, ועושים Connect. אם עבד, יהיה אור כחול בשלט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" svg:font-family="Aria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Calibri1" style:font-size-asian="11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irst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 fo:line-height="100%" fo:hyphenation-ladder-count="no-limit"/>
      <style:text-properties style:font-name="Liberation Mono" fo:font-family="'Liberation Mono'" style:font-family-generic="roman" style:font-pitch="variable" fo:font-size="10pt" style:letter-kerning="true" style:font-name-asian="DejaVu Sans Mono" style:font-family-asian="'DejaVu Sans Mono'" style:font-family-generic-asian="system" style:font-pitch-asian="variable" style:font-size-asian="10pt" style:language-asian="zh" style:country-asian="CN" style:font-name-complex="Liberation Mono1" style:font-family-complex="'Liberation Mono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pl-token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" style:family="text" style:parent-style-name="Default_20_Paragraph_20_Font"/>
    <style:style style:name="nd" style:family="text" style:parent-style-name="Default_20_Paragraph_20_Font"/>
    <style:style style:name="o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Segoe UI" fo:font-family="'Segoe UI'" style:font-family-generic="roman" style:font-pitch="variable" fo:font-size="10.5pt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fo:language="en" fo:country="US"/>
    </style:style>
    <style:style style:name="ListLabel_20_10" style:display-name="ListLabel 10" style:family="text">
      <style:text-properties fo:color="#0052c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val zaidel</meta:initial-creator>
    <meta:editing-cycles>19</meta:editing-cycles>
    <meta:creation-date>2021-08-27T12:30:00</meta:creation-date>
    <dc:date>2021-09-29T14:40:34.806460087</dc:date>
    <meta:editing-duration>P1DT22H15M9S</meta:editing-duration>
    <meta:generator>LibreOffice/6.0.7.3$Linux_X86_64 LibreOffice_project/00m0$Build-3</meta:generator>
    <meta:document-statistic meta:table-count="0" meta:image-count="0" meta:object-count="0" meta:page-count="6" meta:paragraph-count="105" meta:word-count="1139" meta:character-count="7232" meta:non-whitespace-character-count="6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